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7481e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style:font-name="Ubuntu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5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officeooo:paragraph-rsid="01d88a79"/>
    </style:style>
    <style:style style:name="P37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8" style:family="paragraph" style:parent-style-name="Standard">
      <style:text-properties officeooo:paragraph-rsid="01ef6f02"/>
    </style:style>
    <style:style style:name="P39" style:family="paragraph" style:parent-style-name="Footnote">
      <style:text-properties officeooo:paragraph-rsid="01ee0e9a"/>
    </style:style>
    <style:style style:name="P4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4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Ubuntu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7692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b5e8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b732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6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efa10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Ubuntu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Ubuntu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8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9" style:family="text">
      <style:text-properties fo:color="#000000" style:font-name="Ubuntu2" fo:font-size="10pt" fo:language="nl" fo:country="NL" officeooo:rsid="01ee65ea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90" style:family="text">
      <style:text-properties fo:color="#000000" style:font-name="Ubuntu2" fo:font-size="10pt" fo:language="nl" fo:country="NL" officeooo:rsid="0d80b951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91" style:family="text">
      <style:text-properties fo:color="#000000" style:font-name="Ubuntu2" fo:font-size="10pt" fo:language="nl" fo:country="NL" officeooo:rsid="01efdf16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92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93" style:family="text">
      <style:text-properties style:text-line-through-style="none" style:text-line-through-type="none" style:font-name="Ubuntu1" fo:font-size="12pt" fo:font-weight="normal" officeooo:rsid="00bddfbe" style:font-name-asian="Ubuntu4" style:font-weight-asian="normal" style:font-weight-complex="normal"/>
    </style:style>
    <style:style style:name="T94" style:family="text">
      <style:text-properties style:text-line-through-style="none" style:text-line-through-type="none" style:font-name="Ubuntu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5" style:family="text">
      <style:text-properties style:text-line-through-style="none" style:text-line-through-type="none" style:font-name="Ubuntu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6" style:family="text">
      <style:text-properties style:text-line-through-style="none" style:text-line-through-type="none" style:font-name="Ubuntu1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97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8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99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10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font-size="12pt" style:text-underline-style="none" style:font-size-asian="12pt" style:font-size-complex="12pt"/>
    </style:style>
    <style:style style:name="T107" style:family="text">
      <style:text-properties fo:font-size="12pt" style:text-underline-style="none" officeooo:rsid="01392241" style:font-size-asian="12pt" style:font-size-complex="12pt"/>
    </style:style>
    <style:style style:name="T108" style:family="text">
      <style:text-properties fo:font-size="12pt" style:text-underline-style="none" officeooo:rsid="0154e886" style:font-size-asian="12pt" style:font-size-complex="12pt"/>
    </style:style>
    <style:style style:name="T109" style:family="text">
      <style:text-properties fo:font-size="12pt" style:text-underline-style="none" officeooo:rsid="0183b5ef" style:font-size-asian="12pt" style:font-size-complex="12pt"/>
    </style:style>
    <style:style style:name="T110" style:family="text">
      <style:text-properties fo:font-size="12pt" style:text-underline-style="none" officeooo:rsid="01fa2278" style:font-size-asian="12pt" style:font-size-complex="12pt"/>
    </style:style>
    <style:style style:name="T111" style:family="text">
      <style:text-properties officeooo:rsid="01be8095"/>
    </style:style>
    <style:style style:name="T112" style:family="text">
      <style:text-properties officeooo:rsid="01bfd991"/>
    </style:style>
    <style:style style:name="T113" style:family="text">
      <style:text-properties officeooo:rsid="0172e4a7"/>
    </style:style>
    <style:style style:name="T114" style:family="text">
      <style:text-properties officeooo:rsid="01b7b893"/>
    </style:style>
    <style:style style:name="T115" style:family="text">
      <style:text-properties officeooo:rsid="01bb6e0a"/>
    </style:style>
    <style:style style:name="T116" style:family="text">
      <style:text-properties officeooo:rsid="017c0c0e"/>
    </style:style>
    <style:style style:name="T117" style:family="text">
      <style:text-properties officeooo:rsid="01a841ff"/>
    </style:style>
    <style:style style:name="T118" style:family="text">
      <style:text-properties style:font-name="Ubuntu" fo:font-size="12pt" fo:font-weight="bold" officeooo:rsid="01d202ce" style:font-weight-asian="bold" style:font-weight-complex="bold"/>
    </style:style>
    <style:style style:name="T119" style:family="text">
      <style:text-properties officeooo:rsid="01c3beaf"/>
    </style:style>
    <style:style style:name="T120" style:family="text">
      <style:text-properties fo:font-weight="bold" officeooo:rsid="01bb6e0a" style:font-weight-asian="bold" style:font-weight-complex="bold"/>
    </style:style>
    <style:style style:name="T121" style:family="text">
      <style:text-properties fo:font-weight="bold" officeooo:rsid="01c3beaf" style:font-weight-asian="bold" style:font-weight-complex="bold"/>
    </style:style>
    <style:style style:name="T122" style:family="text">
      <style:text-properties fo:font-weight="bold" officeooo:rsid="01f1e85f" style:font-weight-asian="bold" style:font-weight-complex="bold"/>
    </style:style>
    <style:style style:name="T123" style:family="text">
      <style:text-properties fo:font-weight="bold" officeooo:rsid="01eddd65" style:font-weight-asian="bold" style:font-weight-complex="bold"/>
    </style:style>
    <style:style style:name="T124" style:family="text">
      <style:text-properties officeooo:rsid="017c5295"/>
    </style:style>
    <style:style style:name="T125" style:family="text">
      <style:text-properties officeooo:rsid="01e91236"/>
    </style:style>
    <style:style style:name="T126" style:family="text">
      <style:text-properties officeooo:rsid="01b1b55e"/>
    </style:style>
    <style:style style:name="T127" style:family="text">
      <style:text-properties officeooo:rsid="01b3a209"/>
    </style:style>
    <style:style style:name="T128" style:family="text">
      <style:text-properties officeooo:rsid="01f1e85f"/>
    </style:style>
    <style:style style:name="T129" style:family="text">
      <style:text-properties officeooo:rsid="01eddd65"/>
    </style:style>
    <style:style style:name="T130" style:family="text">
      <style:text-properties officeooo:rsid="0d7d740a"/>
    </style:style>
    <style:style style:name="T131" style:family="text">
      <style:text-properties fo:font-size="10pt" officeooo:rsid="0d7d740a" style:font-size-asian="10pt" style:font-size-complex="10pt"/>
    </style:style>
    <style:style style:name="T132" style:family="text">
      <style:text-properties officeooo:rsid="01f7436c"/>
    </style:style>
    <style:style style:name="T133" style:family="text">
      <style:text-properties style:font-name="Ubuntu1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78">C</text:span></text:span><text:span text:style-name="Strong_20_Emphasis"><text:span text:style-name="T73">hecklist voor </text:span></text:span><text:span text:style-name="Strong_20_Emphasis"><text:span text:style-name="T81">de installatie</text:span></text:span><text:span text:style-name="Strong_20_Emphasis"><text:span text:style-name="T73"> van </text:span></text:span><text:reference-mark-start text:name="Distributie"/><text:span text:style-name="Strong_20_Emphasis"><text:span text:style-name="T82">Debia</text:span></text:span><text:span text:style-name="Strong_20_Emphasis"><text:span text:style-name="T83">n GNU/Linux</text:span></text:span><text:reference-mark-end text:name="Distributie"/><text:span text:style-name="Strong_20_Emphasis"><text:span text:style-name="T82"> </text:span></text:span><text:reference-mark-start text:name="Versie"/><text:span text:style-name="T125">1</text:span><text:span text:style-name="T132">1</text:span><text:reference-mark-end text:name="Versie"/><text:span text:style-name="Strong_20_Emphasis"><text:span text:style-name="T59"> </text:span></text:span><text:span text:style-name="Strong_20_Emphasis"><text:span text:style-name="T60">LTS</text:span></text:span><text:span text:style-name="Strong_20_Emphasis"><text:span text:style-name="T73"> </text:span></text:span><text:reference-mark-start text:name="Editie"/><text:span text:style-name="Strong_20_Emphasis"><text:span text:style-name="T75">desktop</text:span></text:span><text:reference-mark-end text:name="Editie"/><text:span text:style-name="Strong_20_Emphasis"><text:span text:style-name="T76"> </text:span></text:span><text:span text:style-name="Strong_20_Emphasis"><text:span text:style-name="T73">op </text:span></text:span><text:reference-mark-start text:name="Computernaam"/><text:span text:style-name="Strong_20_Emphasis"><text:span text:style-name="T79">pc</text:span></text:span><text:span text:style-name="Strong_20_Emphasis"><text:span text:style-name="T73">0</text:span></text:span><text:span text:style-name="Strong_20_Emphasis"><text:span text:style-name="T80">7</text:span></text:span><text:reference-mark-end text:name="Computernaam"/><text:span text:style-name="T77">.</text:span></text:p>
      <text:p text:style-name="P3"/>
      <text:p text:style-name="P2"><text:span text:style-name="T100">K</text:span><text:span text:style-name="T3">ijk op</text:span><text:span text:style-name="T73"> </text:span><text:a xlink:type="simple" xlink:href="https://karelzimmer.nl/" text:style-name="Internet_20_link" text:visited-style-name="Visited_20_Internet_20_Link"><text:span text:style-name="Internet_20_link"><text:span text:style-name="T102">karelzimmer.nl</text:span></text:span></text:a><text:span text:style-name="T73"> </text:span><text:span text:style-name="T5">voor</text:span><text:span text:style-name="T4"> </text:span><text:span text:style-name="T101">deze en andere </text:span><text:span text:style-name="T6">checklists, scripts, en overige bestanden.</text:span></text:p>
      <text:p text:style-name="P33"/>
      <text:p text:style-name="P37"><text:span text:style-name="T56">D</text:span><text:span text:style-name="T55">it is een invulbare PD</text:span><text:span text:style-name="T57">F</text:span><text:span text:style-name="T55"> met keuzevakken; </text:span><text:span text:style-name="T58">a</text:span><text:span text:style-name="T55">fdrukken is niet noodzakelijk.</text:span></text:p>
      <text:p text:style-name="P11"><text:span text:style-name="Strong_20_Emphasis"><text:span text:style-name="T84"/></text:span></text:p>
      <text:p text:style-name="P16"><text:span text:style-name="Definition"><text:span text:style-name="T104">g</text:span></text:span><text:span text:style-name="Definition"><text:span text:style-name="T103">ebruiker</text:span></text:span><text:span text:style-name="T73"><text:tab/><text:tab/><text:tab/></text:span><text:span text:style-name="User_20_Entry"><text:span text:style-name="T88">Karel</text:span></text:span><text:span text:style-name="User_20_Entry"><text:span text:style-name="T87"> Zimmer</text:span></text:span></text:p>
      <text:p text:style-name="P16"><text:span text:style-name="Definition"><text:span text:style-name="T104">g</text:span></text:span><text:span text:style-name="Definition"><text:span text:style-name="T103">ebruikersnaam<text:tab/></text:span></text:span><text:span text:style-name="User_20_Entry"><text:span text:style-name="T88">karel</text:span></text:span></text:p>
      <text:p text:style-name="P17"><text:span text:style-name="Definition"><text:span text:style-name="T104">c</text:span></text:span><text:span text:style-name="Definition"><text:span text:style-name="T103">omputernaam<text:tab/></text:span></text:span><text:span text:style-name="User_20_Entry"><text:span text:style-name="T85"><text:reference-ref text:reference-format="text" text:ref-name="Computernaam">pc07</text:reference-ref></text:span></text:span></text:p>
      <text:p text:style-name="P18"><text:span text:style-name="Definition"><text:span text:style-name="T104">o</text:span></text:span><text:span text:style-name="Definition"><text:span text:style-name="T105">pstartmenu</text:span></text:span><text:span text:style-name="T73"><text:tab/><text:tab/></text:span><text:span text:style-name="User_20_Entry"><text:span text:style-name="T86">Blauwe ThinkVantage knop &gt; F12</text:span></text:span></text:p>
      <text:p text:style-name="P19"><text:span text:style-name="Definition"><text:span text:style-name="T104">i</text:span></text:span><text:span text:style-name="Definition"><text:span text:style-name="T105">nstellingen</text:span></text:span><text:span text:style-name="T73"><text:tab/><text:tab/></text:span><text:span text:style-name="User_20_Entry"><text:span text:style-name="T86">Blauwe ThinkVantage knop &gt; F1</text:span></text:span></text:p>
      <text:p text:style-name="P10"/>
      <text:p text:style-name="P9"/>
      <text:list xml:id="list3522620508" text:style-name="L1">
        <text:list-item>
          <text:p text:style-name="P44">Installatie voorbereiden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41">Debian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82523408613858" text:continue-numbering="true" text:style-name="L1">
        <text:list-item>
          <text:p text:style-name="P45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41">Debian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72">H</text:span></text:span><text:span text:style-name="Strong_20_Emphasis"><text:span text:style-name="T69">et t</text:span></text:span><text:span text:style-name="Strong_20_Emphasis"><text:span text:style-name="T64">oetsenbord </text:span></text:span><text:span text:style-name="Strong_20_Emphasis"><text:span text:style-name="T69">configureren</text:span></text:span><text:span text:style-name="Strong_20_Emphasis"><text:span text:style-name="T20"> </text:span></text:span><text:span text:style-name="Strong_20_Emphasis"><text:span text:style-name="T39">bij </text:span></text:span><text:span text:style-name="Strong_20_Emphasis"><text:span text:style-name="T62">Te gebruiken toetsenbordindeling</text:span></text:span><text:span text:style-name="Strong_20_Emphasis"><text:span text:style-name="T39"> k</text:span></text:span><text:span text:style-name="Strong_20_Emphasis"><text:span text:style-name="T21">ies </text:span></text:span><text:span text:style-name="Strong_20_Emphasis"><text:span text:style-name="T71">B</text:span></text:span><text:span text:style-name="Strong_20_Emphasis"><text:span text:style-name="T68">rits E</text:span></text:span><text:span text:style-name="Strong_20_Emphasis"><text:span text:style-name="T65">ng</text:span></text:span><text:span text:style-name="Strong_20_Emphasis"><text:span text:style-name="T71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2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24"><text:s/></text:span></text:span><text:span text:style-name="Strong_20_Emphasis"><text:span text:style-name="T43"><draw:control text:anchor-type="as-char" draw:z-index="9" draw:name="Vorm3_0" draw:style-name="gr1" draw:text-style-name="P4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70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4"> extra USB-stick </text:span></text:span><text:span text:style-name="Strong_20_Emphasis"><text:span text:style-name="T45">met </text:span></text:span><text:span text:style-name="Strong_20_Emphasis"><text:span text:style-name="T46">de </text:span></text:span><text:span text:style-name="Strong_20_Emphasis"><text:span text:style-name="T44">firmware</text:span></text:span><text:span text:style-name="Strong_20_Emphasis"><text:span text:style-name="T46">bestanden</text:span></text:span><text:span text:style-name="Strong_20_Emphasis"><text:span text:style-name="T46"><text:note text:id="ftn1" text:note-class="footnote"><text:note-citation>1</text:note-citation><text:note-body><text:p text:style-name="P39"><text:span text:style-name="T89">G</text:span><text:span text:style-name="T90">ebruik </text:span><text:span text:style-name="T89">de andere </text:span><text:span text:style-name="T90">Ventoy USB-stick </text:span><text:span text:style-name="T91">als bron </text:span><text:span text:style-name="T90">en kopieer map 'firmware' </text:span><text:span text:style-name="T91">naar een andere USB-stick </text:span><text:span text:style-name="T89">en/of</text:span><text:span text:style-name="T90"> </text:span><text:span text:style-name="T89">r</text:span><text:span text:style-name="T130">aadpleeg </text:span><text:a xlink:type="simple" xlink:href="https://wiki.debian.org/Firmware" text:style-name="Internet_20_link" text:visited-style-name="Visited_20_Internet_20_Link"><text:span text:style-name="T131">wiki.debian.org/Firmware</text:span></text:a>.</text:p></text:note-body></text:note></text:span></text:span><text:span text:style-name="Strong_20_Emphasis"><text:span text:style-name="T46"> </text:span></text:span><text:span text:style-name="Strong_20_Emphasis"><text:span text:style-name="T47">en klik</text:span></text:span><text:span text:style-name="Strong_20_Emphasis"><text:span text:style-name="T48"> </text:span></text:span><text:span text:style-name="Strong_20_Emphasis"><text:span text:style-name="T49">op </text:span></text:span><text:span text:style-name="Strong_20_Emphasis"><text:span text:style-name="T53">V</text:span></text:span><text:span text:style-name="Strong_20_Emphasis"><text:span text:style-name="T54">olgende</text:span></text:span><text:span text:style-name="Strong_20_Emphasis"><text:span text:style-name="T50">.</text:span></text:span></text:p>
          </table:table-cell>
        </table:table-row>
      </table:table>
      <text:p text:style-name="P8"/>
      <text:p text:style-name="P8"/>
      <text:list xml:id="list82523921608859" text:continue-numbering="true" text:style-name="L1">
        <text:list-item>
          <text:p text:style-name="P40">Installatie afronden</text:p>
        </text:list-item>
      </text:list>
      <text:p text:style-name="P15"><text:span text:style-name="Emphasis"><text:span text:style-name="T9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2" draw:name="Vorm4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41">Debian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7">met </text:span></text:span><text:span text:style-name="Strong_20_Emphasis"><text:span text:style-name="T40">eventueel de extra </text:span></text:span><text:span text:style-name="Strong_20_Emphasis"><text:span text:style-name="T2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0"><text:span text:style-name="T111">Als stap 2. </text:span><text:span text:style-name="T113">de </text:span><text:span text:style-name="T126">toetsenbordindelin</text:span><text:span text:style-name="T127">g </text:span><text:span text:style-name="T111">is vergeten </text:span><text:span text:style-name="T112">bij de installatie</text:span><text:span text:style-name="T111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5" draw:name="Vorm5" draw:style-name="gr1" draw:text-style-name="P4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1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63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51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6">Instellingen </text:span></text:span><text:span text:style-name="Strong_20_Emphasis"><text:span text:style-name="T29">op het pictogram van </text:span></text:span><text:span text:style-name="Strong_20_Emphasis"><text:span text:style-name="T67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6" draw:name="Vorm6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115">O</text:span><text:span text:style-name="T113">nder </text:span><text:span text:style-name="Strong_20_Emphasis"><text:span text:style-name="T116">I</text:span></text:span><text:span text:style-name="Strong_20_Emphasis"><text:span text:style-name="T113">nvoerbron</text:span></text:span><text:span text:style-name="T113"> </text:span><text:span text:style-name="T114">klik </text:span><text:span text:style-name="T113">op </text:span><text:span text:style-name="Strong_20_Emphasis"><text:span text:style-name="T113">+</text:span></text:span><text:span text:style-name="T113"> </text:span><text:span text:style-name="T117">(plus-teken), </text:span><text:span text:style-name="T129">klik</text:span><text:span text:style-name="T128"> op </text:span><text:span text:style-name="T122">⋮</text:span><text:span text:style-name="T128">,</text:span><text:span text:style-name="T117"> </text:span><text:span text:style-name="T129">klik op </text:span><text:span text:style-name="T123">Overige</text:span><text:span text:style-name="T129">, <text:line-break/>klik op</text:span><text:span text:style-name="T113"> </text:span><text:span text:style-name="Strong_20_Emphasis"><text:span text:style-name="T113">Engels (</text:span></text:span><text:span text:style-name="Strong_20_Emphasis"><text:span text:style-name="T118">GB</text:span></text:span><text:span text:style-name="Strong_20_Emphasis"><text:span text:style-name="T113">)</text:span></text:span><text:span text:style-name="T113">, </text:span><text:span text:style-name="T129">en klik op </text:span><text:span text:style-name="T123">Toevoegen</text:span><text:span text:style-name="T12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7" draw:name="Vorm7" draw:style-name="gr1" draw:text-style-name="P4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8"><text:span text:style-name="T119">Klik op regel </text:span><text:span text:style-name="T120">Engels (GB)</text:span><text:span text:style-name="T115"> </text:span><text:span text:style-name="T119">en klik op </text:span><text:span text:style-name="T121">^</text:span><text:span text:style-name="T119">, zodat </text:span><text:span text:style-name="T120">Engels (GB)</text:span><text:span text:style-name="T119"> </text:span><text:span text:style-name="T115">boven</text:span><text:span text:style-name="T119">aan staat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124">Sluit het scherm </text:span><text:span text:style-name="Strong_20_Emphasis"><text:span text:style-name="T124">Regio en taal</text:span></text:span><text:span text:style-name="T124">.</text:span></text:p>
          </table:table-cell>
        </table:table-row>
      </table:table>
      <text:p text:style-name="P6"/>
      <text:p text:style-name="P34"/>
      <text:list xml:id="list82525351910279" text:continue-numbering="true" text:style-name="L1">
        <text:list-item>
          <text:p text:style-name="P41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24"><text:s/></text:span></text:span><text:span text:style-name="Strong_20_Emphasis"><text:span text:style-name="T43"><draw:control text:anchor-type="as-char" draw:z-index="3" draw:name="Vorm9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25">Volg de stappen in </text:span></text:span><text:span text:style-name="Strong_20_Emphasis"><text:span text:style-name="T94">Checklist</text:span></text:span><text:span text:style-name="Strong_20_Emphasis"><text:span text:style-name="T95">_</text:span></text:span><text:span text:style-name="Strong_20_Emphasis"><text:span text:style-name="T94">installatie</text:span></text:span><text:span text:style-name="Strong_20_Emphasis"><text:span text:style-name="T95">_</text:span></text:span><text:span text:style-name="Strong_20_Emphasis"><text:span text:style-name="T96">Debian</text:span></text:span><text:span text:style-name="Strong_20_Emphasis"><text:span text:style-name="T95">_</text:span></text:span><text:span text:style-name="Strong_20_Emphasis"><text:span text:style-name="T94"><text:reference-ref text:reference-format="text" text:ref-name="Versie">11</text:reference-ref></text:span></text:span><text:span text:style-name="Strong_20_Emphasis"><text:span text:style-name="T95">_</text:span></text:span><text:span text:style-name="Strong_20_Emphasis"><text:span text:style-name="T94"><text:reference-ref text:reference-format="text" text:ref-name="Editie">desktop</text:reference-ref></text:span></text:span><text:span text:style-name="Strong_20_Emphasis"><text:span text:style-name="T94">.</text:span></text:span><text:span text:style-name="Strong_20_Emphasis"><text:span text:style-name="T95">odt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93"/></text:span></text:p>
      <text:p text:style-name="P12"/>
      <text:p text:style-name="P42"><text:span text:style-name="T107">Einde c</text:span><text:span text:style-name="T106">hecklist, </text:span><text:span text:style-name="T110">de</text:span><text:span text:style-name="T106"> installatie van </text:span><text:span text:style-name="T106"><text:reference-ref text:reference-format="text" text:ref-name="Distributie">Debian GNU/Linux</text:reference-ref></text:span><text:span text:style-name="Strong_20_Emphasis"><text:span text:style-name="T133"><text:s/></text:span></text:span><text:span text:style-name="T108"><text:reference-ref text:reference-format="text" text:ref-name="Versie">11</text:reference-ref></text:span><text:span text:style-name="T98"><text:s/></text:span><text:span text:style-name="T99">LTS</text:span><text:span text:style-name="T106"> </text:span><text:span text:style-name="T106"><text:reference-ref text:reference-format="text" text:ref-name="Editie">desktop</text:reference-ref></text:span><text:span text:style-name="T106"><text:s/></text:span><text:span text:style-name="T109">op </text:span><text:span text:style-name="T109"><text:reference-ref text:reference-format="text" text:ref-name="Computernaam">pc07</text:reference-ref></text:span><text:span text:style-name="T109"><text:s/></text:span><text:span text:style-name="T106">is voltooid.</text:span></text:p>
      <text:p text:style-name="P14"/>
      <text:p text:style-name="P20"><text:span text:style-name="T4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Debian_11_desktop_pc07.odt</text:file-name><text:tab/><text:date style:data-style-name="N36" text:date-value="2021-08-31T08:25:23.206711979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5:23.035641738</dc:date>
    <meta:printed-by>Karel Zimmer</meta:printed-by>
    <meta:print-date>2012-07-13T13:55:28</meta:print-date>
    <meta:keyword>Installatie</meta:keyword>
    <meta:keyword>Checklist</meta:keyword>
    <meta:keyword>Linux</meta:keyword>
    <meta:editing-cycles>3095</meta:editing-cycles>
    <meta:editing-duration>P7DT12H2M46S</meta:editing-duration>
    <dc:creator>Karel Zimmer</dc:creator>
    <meta:document-statistic meta:table-count="4" meta:image-count="0" meta:object-count="0" meta:page-count="2" meta:paragraph-count="38" meta:word-count="255" meta:character-count="1857" meta:non-whitespace-character-count="1617"/>
    <meta:user-defined meta:name="Info 1"/>
    <meta:user-defined meta:name="Info 2"/>
    <meta:user-defined meta:name="Info 3"/>
    <meta:user-defined meta:name="Info 4"/>
  </office:meta>
</office:document-meta>
</file>